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04aa6" officeooo:paragraph-rsid="00004aa6"/>
    </style:style>
    <style:style style:name="P2" style:family="paragraph" style:parent-style-name="Standard" style:list-style-name="L2">
      <style:text-properties officeooo:rsid="0000f191" officeooo:paragraph-rsid="0000f191"/>
    </style:style>
    <style:style style:name="P3" style:family="paragraph" style:parent-style-name="Standard">
      <style:text-properties fo:color="#c9211e" style:font-name="Arial Black" fo:font-weight="bold" officeooo:rsid="0000f191" officeooo:paragraph-rsid="0000f191" style:font-weight-asian="bold" style:font-weight-complex="bold"/>
    </style:style>
    <style:style style:name="P4" style:family="paragraph" style:parent-style-name="Standard">
      <style:text-properties fo:color="#c9211e" style:font-name="Arial Black" fo:font-style="normal" fo:font-weight="bold" officeooo:rsid="00004aa6" officeooo:paragraph-rsid="00004aa6" style:font-style-asian="normal" style:font-weight-asian="bold" style:font-style-complex="normal" style:font-weight-complex="bold"/>
    </style:style>
    <style:style style:name="P5" style:family="paragraph" style:parent-style-name="Standard">
      <style:text-properties fo:color="#c9211e" style:font-name="Arial Black" fo:font-style="normal" fo:font-weight="bold" officeooo:rsid="0002de0f" officeooo:paragraph-rsid="0002de0f" style:font-style-asian="normal" style:font-weight-asian="bold" style:font-style-complex="normal" style:font-weight-complex="bold"/>
    </style:style>
    <style:style style:name="P6" style:family="paragraph" style:parent-style-name="Standard">
      <style:text-properties fo:color="#c9211e" style:font-name="Arial Black" fo:font-style="normal" fo:font-weight="bold" officeooo:rsid="0002de0f" officeooo:paragraph-rsid="0004e047" style:font-style-asian="normal" style:font-weight-asian="bold" style:font-style-complex="normal" style:font-weight-complex="bold"/>
    </style:style>
    <style:style style:name="P7" style:family="paragraph" style:parent-style-name="Standard">
      <style:text-properties fo:color="#000000" officeooo:rsid="0000f191" officeooo:paragraph-rsid="0000f1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tab/><text:tab/></text:p>
      <text:p text:style-name="P4">Değişken Türleri</text:p>
      <text:list xml:id="list274454512" text:style-name="L1">
        <text:list-item>
          <text:p text:style-name="P1">Sayısal Değişkenler (nicel,kantitatif)</text:p>
        </text:list-item>
        <text:list-item>
          <text:p text:style-name="P1">Kategorik Değişkenler (nitel,kalitatif)</text:p>
        </text:list-item>
      </text:list>
      <text:p text:style-name="P3">Ölçek Türleri</text:p>
      <text:list xml:id="list666608014" text:style-name="L2">
        <text:list-item>
          <text:p text:style-name="P2">Sayısal değişkenler için : Aralık ve Oran</text:p>
        </text:list-item>
        <text:list-item>
          <text:p text:style-name="P2">Kategorik Değişkenler için : Nominal ve Ordinal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c9211e" style:font-name="Arial Black" fo:font-style="normal" fo:font-weight="bold" officeooo:rsid="0002de0f" officeooo:paragraph-rsid="0004e047" style:font-style-asian="normal" style:font-weight-asian="bold" style:font-style-complex="normal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tab/><text:tab/>Değişken ve Ölçek Türler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7-07T19:00:24.121000000</dc:date>
    <meta:editing-duration>PT2H14M22S</meta:editing-duration>
    <meta:editing-cycles>6</meta:editing-cycles>
    <meta:document-statistic meta:table-count="0" meta:image-count="0" meta:object-count="0" meta:page-count="1" meta:paragraph-count="8" meta:word-count="32" meta:character-count="230" meta:non-whitespace-character-count="202"/>
  </office:meta>
</office:document-meta>
</file>